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1.348in"/>
    </style:style>
    <style:style style:name="co8" style:family="table-column">
      <style:table-column-properties fo:break-before="auto" style:column-width="1.2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2" style:family="table-cell" style:parent-style-name="Pivot_20_Table_20_Field">
      <style:table-cell-properties fo:border="0.99pt solid #000000"/>
    </style:style>
    <style:style style:name="ce4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44" style:family="table-cell" style:parent-style-name="Default" style:data-style-name="N4"/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54" style:family="table-cell" style:parent-style-name="Pivot_20_Table_20_Value" style:data-style-name="N4"/>
    <style:style style:name="ce55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56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unk size (MB)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Fri Jan 27 02:01:42 2023</text:p>
          </table:table-cell>
          <table:table-cell office:value-type="string" calcext:value-type="string">
            <text:p>Azure</text:p>
          </table:table-cell>
          <table:table-cell office:value-type="float" office:value="32" calcext:value-type="float">
            <text:p>32</text:p>
          </table:table-cell>
          <table:table-cell office:value-type="float" office:value="1636.48" calcext:value-type="float">
            <text:p>1636.48</text:p>
          </table:table-cell>
        </table:table-row>
        <table:table-row table:style-name="ro1">
          <table:table-cell office:value-type="string" calcext:value-type="string">
            <text:p>Fri Jan 27 02:32:08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14.398" calcext:value-type="float">
            <text:p>314.398</text:p>
          </table:table-cell>
        </table:table-row>
        <table:table-row table:style-name="ro1">
          <table:table-cell office:value-type="string" calcext:value-type="string">
            <text:p>Fri Jan 27 02:37:26 2023</text:p>
          </table:table-cell>
          <table:table-cell office:value-type="string" calcext:value-type="string">
            <text:p>Google</text:p>
          </table:table-cell>
          <table:table-cell office:value-type="float" office:value="16" calcext:value-type="float">
            <text:p>16</text:p>
          </table:table-cell>
          <table:table-cell office:value-type="float" office:value="741.206" calcext:value-type="float">
            <text:p>741.206</text:p>
          </table:table-cell>
        </table:table-row>
        <table:table-row table:style-name="ro1">
          <table:table-cell office:value-type="string" calcext:value-type="string">
            <text:p>Fri Jan 27 02:50:00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150.906" calcext:value-type="float">
            <text:p>150.906</text:p>
          </table:table-cell>
        </table:table-row>
        <table:table-row table:style-name="ro1">
          <table:table-cell office:value-type="string" calcext:value-type="string">
            <text:p>Fri Jan 27 02:52:33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328.201" calcext:value-type="float">
            <text:p>328.201</text:p>
          </table:table-cell>
        </table:table-row>
        <table:table-row table:style-name="ro1">
          <table:table-cell office:value-type="string" calcext:value-type="string">
            <text:p>Fri Jan 27 02:58:06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433.334" calcext:value-type="float">
            <text:p>433.334</text:p>
          </table:table-cell>
        </table:table-row>
        <table:table-row table:style-name="ro1">
          <table:table-cell office:value-type="string" calcext:value-type="string">
            <text:p>Fri Jan 27 03:05:25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184.989" calcext:value-type="float">
            <text:p>184.989</text:p>
          </table:table-cell>
        </table:table-row>
        <table:table-row table:style-name="ro1">
          <table:table-cell office:value-type="string" calcext:value-type="string">
            <text:p>Fri Jan 27 03:08:43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15.726" calcext:value-type="float">
            <text:p>115.726</text:p>
          </table:table-cell>
        </table:table-row>
        <table:table-row table:style-name="ro1">
          <table:table-cell office:value-type="string" calcext:value-type="string">
            <text:p>Fri Jan 27 03:10:46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office:value-type="float" office:value="618.8" calcext:value-type="float">
            <text:p>618.8</text:p>
          </table:table-cell>
        </table:table-row>
        <table:table-row table:style-name="ro1">
          <table:table-cell office:value-type="string" calcext:value-type="string">
            <text:p>Fri Jan 27 03:29:05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77.9094" calcext:value-type="float">
            <text:p>77.9094</text:p>
          </table:table-cell>
        </table:table-row>
        <table:table-row table:style-name="ro1">
          <table:table-cell office:value-type="string" calcext:value-type="string">
            <text:p>Fri Jan 27 03:30:39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100.69" calcext:value-type="float">
            <text:p>100.69</text:p>
          </table:table-cell>
        </table:table-row>
        <table:table-row table:style-name="ro1">
          <table:table-cell office:value-type="string" calcext:value-type="string">
            <text:p>Fri Jan 27 03:32:27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office:value-type="float" office:value="618.567" calcext:value-type="float">
            <text:p>618.567</text:p>
          </table:table-cell>
        </table:table-row>
        <table:table-row table:style-name="ro1">
          <table:table-cell office:value-type="string" calcext:value-type="string">
            <text:p>Fri Jan 27 03:43:00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298.009" calcext:value-type="float">
            <text:p>298.009</text:p>
          </table:table-cell>
        </table:table-row>
        <table:table-row table:style-name="ro1">
          <table:table-cell office:value-type="string" calcext:value-type="string">
            <text:p>Fri Jan 27 03:48:04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177.391" calcext:value-type="float">
            <text:p>177.391</text:p>
          </table:table-cell>
        </table:table-row>
        <table:table-row table:style-name="ro1">
          <table:table-cell office:value-type="string" calcext:value-type="string">
            <text:p>Fri Jan 27 04:01:40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78.4147" calcext:value-type="float">
            <text:p>78.4147</text:p>
          </table:table-cell>
        </table:table-row>
        <table:table-row table:style-name="ro1">
          <table:table-cell office:value-type="string" calcext:value-type="string">
            <text:p>Fri Jan 27 04:03:14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42.1866" calcext:value-type="float">
            <text:p>42.1866</text:p>
          </table:table-cell>
        </table:table-row>
        <table:table-row table:style-name="ro1">
          <table:table-cell office:value-type="string" calcext:value-type="string">
            <text:p>Fri Jan 27 04:04:02 2023</text:p>
          </table:table-cell>
          <table:table-cell office:value-type="string" calcext:value-type="string">
            <text:p>Azure</text:p>
          </table:table-cell>
          <table:table-cell office:value-type="float" office:value="2" calcext:value-type="float">
            <text:p>2</text:p>
          </table:table-cell>
          <table:table-cell office:value-type="float" office:value="119.258" calcext:value-type="float">
            <text:p>119.258</text:p>
          </table:table-cell>
        </table:table-row>
        <table:table-row table:style-name="ro1">
          <table:table-cell office:value-type="string" calcext:value-type="string">
            <text:p>Fri Jan 27 04:06:05 2023</text:p>
          </table:table-cell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float" office:value="75.7927" calcext:value-type="float">
            <text:p>75.7927</text:p>
          </table:table-cell>
        </table:table-row>
        <table:table-row table:style-name="ro1">
          <table:table-cell office:value-type="string" calcext:value-type="string">
            <text:p>Fri Jan 27 04:07:38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151.776" calcext:value-type="float">
            <text:p>151.776</text:p>
          </table:table-cell>
        </table:table-row>
        <table:table-row table:style-name="ro1">
          <table:table-cell office:value-type="string" calcext:value-type="string">
            <text:p>Fri Jan 27 04:10:26 2023</text:p>
          </table:table-cell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151.163" calcext:value-type="float">
            <text:p>151.163</text:p>
          </table:table-cell>
        </table:table-row>
        <table:table-row table:style-name="ro1">
          <table:table-cell office:value-type="string" calcext:value-type="string">
            <text:p>Fri Jan 27 04:16:06 2023</text:p>
          </table:table-cell>
          <table:table-cell office:value-type="string" calcext:value-type="string">
            <text:p>Azure</text:p>
          </table:table-cell>
          <table:table-cell office:value-type="float" office:value="4" calcext:value-type="float">
            <text:p>4</text:p>
          </table:table-cell>
          <table:table-cell office:value-type="float" office:value="184.17" calcext:value-type="float">
            <text:p>184.17</text:p>
          </table:table-cell>
        </table:table-row>
        <table:table-row table:style-name="ro1">
          <table:table-cell office:value-type="string" calcext:value-type="string">
            <text:p>Fri Jan 27 04:19:24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22.888" calcext:value-type="float">
            <text:p>122.888</text:p>
          </table:table-cell>
        </table:table-row>
        <table:table-row table:style-name="ro1">
          <table:table-cell office:value-type="string" calcext:value-type="string">
            <text:p>Fri Jan 27 04:21:42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1539.07" calcext:value-type="float">
            <text:p>1539.07</text:p>
          </table:table-cell>
        </table:table-row>
        <table:table-row table:style-name="ro1">
          <table:table-cell office:value-type="string" calcext:value-type="string">
            <text:p>Fri Jan 27 04:47:32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297.349" calcext:value-type="float">
            <text:p>297.349</text:p>
          </table:table-cell>
        </table:table-row>
        <table:table-row table:style-name="ro1">
          <table:table-cell office:value-type="string" calcext:value-type="string">
            <text:p>Fri Jan 27 04:52:35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Fri Jan 27 04:58:53 2023</text:p>
          </table:table-cell>
          <table:table-cell office:value-type="string" calcext:value-type="string">
            <text:p>Azure</text:p>
          </table:table-cell>
          <table:table-cell office:value-type="float" office:value="8" calcext:value-type="float">
            <text:p>8</text:p>
          </table:table-cell>
          <table:table-cell office:value-type="float" office:value="330.918" calcext:value-type="float">
            <text:p>330.918</text:p>
          </table:table-cell>
        </table:table-row>
        <table:table-row table:style-name="ro1">
          <table:table-cell office:value-type="string" calcext:value-type="string">
            <text:p>Fri Jan 27 05:04:42 2023</text:p>
          </table:table-cell>
          <table:table-cell office:value-type="string" calcext:value-type="string">
            <text:p>Azure</text:p>
          </table:table-cell>
          <table:table-cell office:value-type="float" office:value="4" calcext:value-type="float">
            <text:p>4</text:p>
          </table:table-cell>
          <table:table-cell office:value-type="float" office:value="178.292" calcext:value-type="float">
            <text:p>178.292</text:p>
          </table:table-cell>
        </table:table-row>
        <table:table-row table:style-name="ro1">
          <table:table-cell office:value-type="string" calcext:value-type="string">
            <text:p>Fri Jan 27 05:09:18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41.513" calcext:value-type="float">
            <text:p>41.513</text:p>
          </table:table-cell>
        </table:table-row>
        <table:table-row table:style-name="ro1">
          <table:table-cell office:value-type="string" calcext:value-type="string">
            <text:p>Fri Jan 27 05:10:06 2023</text:p>
          </table:table-cell>
          <table:table-cell office:value-type="string" calcext:value-type="string">
            <text:p>Azure</text:p>
          </table:table-cell>
          <table:table-cell office:value-type="float" office:value="2" calcext:value-type="float">
            <text:p>2</text:p>
          </table:table-cell>
          <table:table-cell office:value-type="float" office:value="122.902" calcext:value-type="float">
            <text:p>122.902</text:p>
          </table:table-cell>
        </table:table-row>
        <table:table-row table:style-name="ro1">
          <table:table-cell office:value-type="string" calcext:value-type="string">
            <text:p>Fri Jan 27 05:12:24 2023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306.762" calcext:value-type="float">
            <text:p>306.762</text:p>
          </table:table-cell>
        </table:table-row>
        <table:table-row table:style-name="ro1">
          <table:table-cell office:value-type="string" calcext:value-type="string">
            <text:p>Fri Jan 27 05:17:43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129.928" calcext:value-type="float">
            <text:p>129.928</text:p>
          </table:table-cell>
        </table:table-row>
        <table:table-row table:style-name="ro1">
          <table:table-cell office:value-type="string" calcext:value-type="string">
            <text:p>Fri Jan 27 05:20:01 2023</text:p>
          </table:table-cell>
          <table:table-cell office:value-type="string" calcext:value-type="string">
            <text:p>Azure</text:p>
          </table:table-cell>
          <table:table-cell office:value-type="float" office:value="2" calcext:value-type="float">
            <text:p>2</text:p>
          </table:table-cell>
          <table:table-cell office:value-type="float" office:value="119.243" calcext:value-type="float">
            <text:p>119.243</text:p>
          </table:table-cell>
        </table:table-row>
        <table:table-row table:style-name="ro1">
          <table:table-cell office:value-type="string" calcext:value-type="string">
            <text:p>Fri Jan 27 05:22:04 2023</text:p>
          </table:table-cell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float" office:value="81.4266" calcext:value-type="float">
            <text:p>81.4266</text:p>
          </table:table-cell>
        </table:table-row>
        <table:table-row table:style-name="ro1">
          <table:table-cell office:value-type="string" calcext:value-type="string">
            <text:p>Fri Jan 27 05:23:37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1523.53" calcext:value-type="float">
            <text:p>1523.53</text:p>
          </table:table-cell>
        </table:table-row>
        <table:table-row table:style-name="ro1">
          <table:table-cell office:value-type="string" calcext:value-type="string">
            <text:p>Fri Jan 27 05:49:12 2023</text:p>
          </table:table-cell>
          <table:table-cell office:value-type="string" calcext:value-type="string">
            <text:p>Azure</text:p>
          </table:table-cell>
          <table:table-cell office:value-type="float" office:value="32" calcext:value-type="float">
            <text:p>32</text:p>
          </table:table-cell>
          <table:table-cell office:value-type="float" office:value="1590.69" calcext:value-type="float">
            <text:p>1590.69</text:p>
          </table:table-cell>
        </table:table-row>
        <table:table-row table:style-name="ro1">
          <table:table-cell office:value-type="string" calcext:value-type="string">
            <text:p>Fri Jan 27 06:15:46 2023</text:p>
          </table:table-cell>
          <table:table-cell office:value-type="string" calcext:value-type="string">
            <text:p>Azure</text:p>
          </table:table-cell>
          <table:table-cell office:value-type="float" office:value="32" calcext:value-type="float">
            <text:p>32</text:p>
          </table:table-cell>
          <table:table-cell office:value-type="float" office:value="1846.67" calcext:value-type="float">
            <text:p>1846.67</text:p>
          </table:table-cell>
        </table:table-row>
        <table:table-row table:style-name="ro1">
          <table:table-cell office:value-type="string" calcext:value-type="string">
            <text:p>Fri Jan 27 06:46:36 2023</text:p>
          </table:table-cell>
          <table:table-cell office:value-type="string" calcext:value-type="string">
            <text:p>S3</text:p>
          </table:table-cell>
          <table:table-cell office:value-type="float" office:value="8" calcext:value-type="float">
            <text:p>8</text:p>
          </table:table-cell>
          <table:table-cell office:value-type="float" office:value="297.379" calcext:value-type="float">
            <text:p>297.379</text:p>
          </table:table-cell>
        </table:table-row>
        <table:table-row table:style-name="ro1">
          <table:table-cell office:value-type="string" calcext:value-type="string">
            <text:p>Fri Jan 27 06:51:39 2023</text:p>
          </table:table-cell>
          <table:table-cell office:value-type="string" calcext:value-type="string">
            <text:p>Google</text:p>
          </table:table-cell>
          <table:table-cell office:value-type="float" office:value="16" calcext:value-type="float">
            <text:p>16</text:p>
          </table:table-cell>
          <table:table-cell office:value-type="float" office:value="615.395" calcext:value-type="float">
            <text:p>615.395</text:p>
          </table:table-cell>
        </table:table-row>
        <table:table-row table:style-name="ro1">
          <table:table-cell office:value-type="string" calcext:value-type="string">
            <text:p>Fri Jan 27 07:01:58 2023</text:p>
          </table:table-cell>
          <table:table-cell office:value-type="string" calcext:value-type="string">
            <text:p>Google</text:p>
          </table:table-cell>
          <table:table-cell office:value-type="float" office:value="32" calcext:value-type="float">
            <text:p>32</text:p>
          </table:table-cell>
          <table:table-cell office:value-type="float" office:value="1514.16" calcext:value-type="float">
            <text:p>1514.16</text:p>
          </table:table-cell>
        </table:table-row>
        <table:table-row table:style-name="ro1">
          <table:table-cell office:value-type="string" calcext:value-type="string">
            <text:p>Fri Jan 27 07:27:17 2023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46.7296" calcext:value-type="float">
            <text:p>46.7296</text:p>
          </table:table-cell>
        </table:table-row>
        <table:table-row table:style-name="ro1">
          <table:table-cell office:value-type="string" calcext:value-type="string">
            <text:p>Fri Jan 27 07:28:20 2023</text:p>
          </table:table-cell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float" office:value="338.616" calcext:value-type="float">
            <text:p>338.616</text:p>
          </table:table-cell>
        </table:table-row>
        <table:table-row table:style-name="ro1">
          <table:table-cell office:value-type="string" calcext:value-type="string">
            <text:p>Fri Jan 27 07:34:09 2023</text:p>
          </table:table-cell>
          <table:table-cell office:value-type="string" calcext:value-type="string">
            <text:p>Azure</text:p>
          </table:table-cell>
          <table:table-cell office:value-type="float" office:value="4" calcext:value-type="float">
            <text:p>4</text:p>
          </table:table-cell>
          <table:table-cell office:value-type="float" office:value="179.644" calcext:value-type="float">
            <text:p>179.644</text:p>
          </table:table-cell>
        </table:table-row>
        <table:table-row table:style-name="ro1">
          <table:table-cell office:value-type="string" calcext:value-type="string">
            <text:p>Fri Jan 27 07:37:12 2023</text:p>
          </table:table-cell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77.6817" calcext:value-type="float">
            <text:p>77.6817</text:p>
          </table:table-cell>
        </table:table-row>
        <table:table-row table:style-name="ro1">
          <table:table-cell office:value-type="string" calcext:value-type="string">
            <text:p>Fri Jan 27 07:38:45 2023</text:p>
          </table:table-cell>
          <table:table-cell office:value-type="string" calcext:value-type="string">
            <text:p>Google</text:p>
          </table:table-cell>
          <table:table-cell office:value-type="float" office:value="4" calcext:value-type="float">
            <text:p>4</text:p>
          </table:table-cell>
          <table:table-cell office:value-type="float" office:value="166.873" calcext:value-type="float">
            <text:p>166.873</text:p>
          </table:table-cell>
        </table:table-row>
        <table:table-row table:style-name="ro1">
          <table:table-cell office:value-type="string" calcext:value-type="string">
            <text:p>Fri Jan 27 07:41:48 2023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98.5415" calcext:value-type="float">
            <text:p>98.5415</text:p>
          </table:table-cell>
        </table:table-row>
        <table:table-row table:style-name="ro1">
          <table:table-cell office:value-type="string" calcext:value-type="string">
            <text:p>Fri Jan 27 07:43:37 2023</text:p>
          </table:table-cell>
          <table:table-cell office:value-type="string" calcext:value-type="string">
            <text:p>Azure</text:p>
          </table:table-cell>
          <table:table-cell office:value-type="float" office:value="16" calcext:value-type="float">
            <text:p>16</text:p>
          </table:table-cell>
          <table:table-cell office:value-type="float" office:value="1018.55" calcext:value-type="float">
            <text:p>1018.55</text:p>
          </table:table-cell>
        </table:table-row>
        <table:table-row table:style-name="ro1">
          <table:table-cell office:value-type="string" calcext:value-type="string">
            <text:p>Fri Jan 27 08:02:14 2023</text:p>
          </table:table-cell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float" office:value="116.577" calcext:value-type="float">
            <text:p>116.577</text:p>
          </table:table-cell>
        </table:table-row>
        <table:table-row table:style-name="ro1">
          <table:table-cell office:value-type="string" calcext:value-type="string">
            <text:p>Mon Jan 30 10:53:37 2023</text:p>
          </table:table-cell>
          <table:table-cell office:value-type="string" calcext:value-type="string">
            <text:p>S3</text:p>
          </table:table-cell>
          <table:table-cell office:value-type="float" office:value="16" calcext:value-type="float">
            <text:p>16</text:p>
          </table:table-cell>
          <table:table-cell office:value-type="float" office:value="590.782" calcext:value-type="float">
            <text:p>590.782</text:p>
          </table:table-cell>
        </table:table-row>
        <table:table-row table:style-name="ro1">
          <table:table-cell office:value-type="string" calcext:value-type="string">
            <text:p>Mon Jan 30 11:03:41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1174.1" calcext:value-type="float">
            <text:p>1174.1</text:p>
          </table:table-cell>
        </table:table-row>
        <table:table-row table:style-name="ro1">
          <table:table-cell office:value-type="string" calcext:value-type="string">
            <text:p>Mon Jan 30 11:23:30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1173.47" calcext:value-type="float">
            <text:p>1173.47</text:p>
          </table:table-cell>
        </table:table-row>
        <table:table-row table:style-name="ro1">
          <table:table-cell office:value-type="string" calcext:value-type="string">
            <text:p>Mon Jan 30 11:43:19 2023</text:p>
          </table:table-cell>
          <table:table-cell office:value-type="string" calcext:value-type="string">
            <text:p>S3</text:p>
          </table:table-cell>
          <table:table-cell office:value-type="float" office:value="32" calcext:value-type="float">
            <text:p>32</text:p>
          </table:table-cell>
          <table:table-cell office:value-type="float" office:value="1174.06" calcext:value-type="float">
            <text:p>1174.06</text:p>
          </table:table-cell>
        </table:table-row>
        <table:table-row table:style-name="ro1">
          <table:table-cell office:value-type="string" calcext:value-type="string">
            <text:p>Mon Jan 30 12:03:08 2023</text:p>
          </table:table-cell>
          <table:table-cell office:value-type="string" calcext:value-type="string">
            <text:p>S3</text:p>
          </table:table-cell>
          <table:table-cell office:value-type="float" office:value="16" calcext:value-type="float">
            <text:p>16</text:p>
          </table:table-cell>
          <table:table-cell office:value-type="float" office:value="591.015" calcext:value-type="float">
            <text:p>591.015</text:p>
          </table:table-cell>
        </table:table-row>
        <table:table-row table:style-name="ro1">
          <table:table-cell office:value-type="string" calcext:value-type="string">
            <text:p>Mon Jan 30 12:13:12 2023</text:p>
          </table:table-cell>
          <table:table-cell office:value-type="string" calcext:value-type="string">
            <text:p>S3</text:p>
          </table:table-cell>
          <table:table-cell office:value-type="float" office:value="16" calcext:value-type="float">
            <text:p>16</text:p>
          </table:table-cell>
          <table:table-cell office:value-type="float" office:value="590.27" calcext:value-type="float">
            <text:p>590.27</text:p>
          </table:table-cell>
        </table:table-row>
      </table:table>
      <table:table table:name="Pivot Table_out_1" table:style-name="ta1">
        <table:shapes>
          <draw:frame draw:z-index="0" draw:style-name="gr1" draw:text-style-name="P1" svg:width="6.2988in" svg:height="3.5429in" svg:x="4.8827in" svg:y="3.1476in">
            <draw:object draw:notify-on-update-of-ranges="'Pivot Table_out_1'.A22:'Pivot Table_out_1'.A22 'Pivot Table_out_1'.A23:'Pivot Table_out_1'.A28 'Pivot Table_out_1'.B22:'Pivot Table_out_1'.B22 'Pivot Table_out_1'.B23:'Pivot Table_out_1'.B28 'Pivot Table_out_1'.C22:'Pivot Table_out_1'.C22 'Pivot Table_out_1'.C23:'Pivot Table_out_1'.C28 'Pivot Table_out_1'.D22:'Pivot Table_out_1'.D22 'Pivot Table_out_1'.D23:'Pivot Table_out_1'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5"/>
        <table:table-column table:style-name="co6" table:default-cell-style-name="ce9"/>
        <table:table-column table:style-name="co7" table:default-cell-style-name="ce48"/>
        <table:table-column table:style-name="co8" table:default-cell-style-name="ce54"/>
        <table:table-column table:style-name="co5" table:default-cell-style-name="ce60"/>
        <table:table-row table:style-name="ro1">
          <table:table-cell table:style-name="ce32"/>
          <table:table-cell table:style-name="ce41"/>
          <table:table-cell table:style-name="ce45" office:value-type="string" calcext:value-type="string">
            <text:p>Data</text:p>
          </table:table-cell>
          <table:table-cell table:style-name="ce51"/>
          <table:table-cell table:style-name="ce57"/>
        </table:table-row>
        <table:table-row table:style-name="ro1">
          <table:table-cell table:style-name="ce33" office:value-type="string" calcext:value-type="string">
            <text:p>Type</text:p>
          </table:table-cell>
          <table:table-cell table:style-name="ce42" office:value-type="string" calcext:value-type="string">
            <text:p>chunk size (MB)</text:p>
          </table:table-cell>
          <table:table-cell table:style-name="ce46" office:value-type="string" calcext:value-type="string">
            <text:p>Median - Total Time</text:p>
          </table:table-cell>
          <table:table-cell table:style-name="ce52" office:value-type="string" calcext:value-type="string">
            <text:p>StDev - Total Time</text:p>
          </table:table-cell>
          <table:table-cell table:style-name="ce58" office:value-type="string" calcext:value-type="string">
            <text:p>Count - Total Time</text:p>
          </table:table-cell>
        </table:table-row>
        <table:table-row table:style-name="ro1">
          <table:table-cell table:style-name="ce34" office:value-type="string" calcext:value-type="string">
            <text:p>Azure</text:p>
          </table:table-cell>
          <table:table-cell table:style-name="ce8" office:value-type="float" office:value="1" calcext:value-type="float">
            <text:p>1</text:p>
          </table:table-cell>
          <table:table-cell table:style-name="ce47" office:value-type="float" office:value="81.4266" calcext:value-type="float">
            <text:p>81.43</text:p>
          </table:table-cell>
          <table:table-cell table:style-name="ce53" office:value-type="float" office:value="150.141164311269" calcext:value-type="float">
            <text:p>150.14</text:p>
          </table:table-cell>
          <table:table-cell table:style-name="ce59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9.258" calcext:value-type="float">
            <text:p>119.26</text:p>
          </table:table-cell>
          <table:table-cell office:value-type="float" office:value="2.1082078487031" calcext:value-type="float">
            <text:p>2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9.644" calcext:value-type="float">
            <text:p>179.64</text:p>
          </table:table-cell>
          <table:table-cell office:value-type="float" office:value="3.0785132775416" calcext:value-type="float">
            <text:p>3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0.918" calcext:value-type="float">
            <text:p>330.92</text:p>
          </table:table-cell>
          <table:table-cell office:value-type="float" office:value="59.9296348979368" calcext:value-type="float">
            <text:p>59.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8.8" calcext:value-type="float">
            <text:p>618.80</text:p>
          </table:table-cell>
          <table:table-cell office:value-type="float" office:value="230.863060809505" calcext:value-type="float">
            <text:p>230.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/>
          <table:table-cell table:style-name="ce10" office:value-type="float" office:value="32" calcext:value-type="float">
            <text:p>32</text:p>
          </table:table-cell>
          <table:table-cell table:style-name="ce49" office:value-type="float" office:value="1636.48" calcext:value-type="float">
            <text:p>1,636.48</text:p>
          </table:table-cell>
          <table:table-cell table:style-name="ce55" office:value-type="float" office:value="136.505384875469" calcext:value-type="float">
            <text:p>136.51</text:p>
          </table:table-cell>
          <table:table-cell table:style-name="ce61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Google</text:p>
          </table:table-cell>
          <table:table-cell table:style-name="ce8" office:value-type="float" office:value="1" calcext:value-type="float">
            <text:p>1</text:p>
          </table:table-cell>
          <table:table-cell table:style-name="ce47" office:value-type="float" office:value="100.69" calcext:value-type="float">
            <text:p>100.69</text:p>
          </table:table-cell>
          <table:table-cell table:style-name="ce53" office:value-type="float" office:value="17.5337250201813" calcext:value-type="float">
            <text:p>17.53</text:p>
          </table:table-cell>
          <table:table-cell table:style-name="ce59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.577" calcext:value-type="float">
            <text:p>116.58</text:p>
          </table:table-cell>
          <table:table-cell office:value-type="float" office:value="3.91252616604669" calcext:value-type="float">
            <text:p>3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.391" calcext:value-type="float">
            <text:p>177.39</text:p>
          </table:table-cell>
          <table:table-cell office:value-type="float" office:value="9.09713676567157" calcext:value-type="float">
            <text:p>9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4.398" calcext:value-type="float">
            <text:p>314.40</text:p>
          </table:table-cell>
          <table:table-cell office:value-type="float" office:value="29.6180786907816" calcext:value-type="float">
            <text:p>29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78.3005" calcext:value-type="float">
            <text:p>678.30</text:p>
          </table:table-cell>
          <table:table-cell office:value-type="float" office:value="88.9618112478608" calcext:value-type="float">
            <text:p>88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6"/>
          <table:table-cell table:style-name="ce10" office:value-type="float" office:value="32" calcext:value-type="float">
            <text:p>32</text:p>
          </table:table-cell>
          <table:table-cell table:style-name="ce49" office:value-type="float" office:value="1523.53" calcext:value-type="float">
            <text:p>1,523.53</text:p>
          </table:table-cell>
          <table:table-cell table:style-name="ce55" office:value-type="float" office:value="12.5817102706004" calcext:value-type="float">
            <text:p>12.58</text:p>
          </table:table-cell>
          <table:table-cell table:style-name="ce61" office:value-type="float" office:value="3" calcext:value-type="float">
            <text:p>3</text:p>
          </table:table-cell>
        </table:table-row>
        <table:table-row table:style-name="ro1">
          <table:table-cell table:style-name="ce34" office:value-type="string" calcext:value-type="string">
            <text:p>S3</text:p>
          </table:table-cell>
          <table:table-cell table:style-name="ce8" office:value-type="float" office:value="1" calcext:value-type="float">
            <text:p>1</text:p>
          </table:table-cell>
          <table:table-cell table:style-name="ce47" office:value-type="float" office:value="42.1866" calcext:value-type="float">
            <text:p>42.19</text:p>
          </table:table-cell>
          <table:table-cell table:style-name="ce53" office:value-type="float" office:value="2.83741377313919" calcext:value-type="float">
            <text:p>2.84</text:p>
          </table:table-cell>
          <table:table-cell table:style-name="ce59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7.9094" calcext:value-type="float">
            <text:p>77.91</text:p>
          </table:table-cell>
          <table:table-cell office:value-type="float" office:value="0.375158717522768" calcext:value-type="float">
            <text:p>0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1.163" calcext:value-type="float">
            <text:p>151.16</text:p>
          </table:table-cell>
          <table:table-cell office:value-type="float" office:value="0.44697464506763" calcext:value-type="float">
            <text:p>0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7.379" calcext:value-type="float">
            <text:p>297.38</text:p>
          </table:table-cell>
          <table:table-cell office:value-type="float" office:value="0.372692903071675" calcext:value-type="float">
            <text:p>0.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90.782" calcext:value-type="float">
            <text:p>590.78</text:p>
          </table:table-cell>
          <table:table-cell office:value-type="float" office:value="0.381107596355668" calcext:value-type="float">
            <text:p>0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7"/>
          <table:table-cell table:style-name="ce43" office:value-type="float" office:value="32" calcext:value-type="float">
            <text:p>32</text:p>
          </table:table-cell>
          <table:table-cell table:style-name="ce50" office:value-type="float" office:value="1174.06" calcext:value-type="float">
            <text:p>1,174.06</text:p>
          </table:table-cell>
          <table:table-cell table:style-name="ce56" office:value-type="float" office:value="0.352751092603945" calcext:value-type="float">
            <text:p>0.35</text:p>
          </table:table-cell>
          <table:table-cell table:style-name="ce62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hunk size (MB)</text:p>
          </table:table-cell>
          <table:table-cell table:style-name="Default" office:value-type="string" calcext:value-type="string">
            <text:p>S3 Throughput</text:p>
          </table:table-cell>
          <table:table-cell table:style-name="Default" office:value-type="string" calcext:value-type="string">
            <text:p>Google Throughput</text:p>
          </table:table-cell>
          <table:table-cell table:style-name="Default" office:value-type="string" calcext:value-type="string">
            <text:p>Azure Throughput</text:p>
          </table:table-cell>
          <table:table-cell table:style-name="Default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4" table:formula="of:=4096*[.A23]/[.C15]" office:value-type="float" office:value="97.0924416757928" calcext:value-type="float">
            <text:p>97.09</text:p>
          </table:table-cell>
          <table:table-cell table:style-name="ce44" table:formula="of:=4096*[.A23]/[.C9]" office:value-type="float" office:value="40.6793127420797" calcext:value-type="float">
            <text:p>40.68</text:p>
          </table:table-cell>
          <table:table-cell table:style-name="ce44" table:formula="of:=4096*[.A23]/[.C3]" office:value-type="float" office:value="50.3029722473983" calcext:value-type="float">
            <text:p>50.30</text:p>
          </table:table-cell>
          <table:table-cell table:style-name="Default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4" table:formula="of:=4096*[.A24]/[.C16]" office:value-type="float" office:value="105.147774209531" calcext:value-type="float">
            <text:p>105.15</text:p>
          </table:table-cell>
          <table:table-cell table:style-name="ce44" table:formula="of:=4096*[.A24]/[.C10]" office:value-type="float" office:value="70.2711512562512" calcext:value-type="float">
            <text:p>70.27</text:p>
          </table:table-cell>
          <table:table-cell table:style-name="ce44" table:formula="of:=4096*[.A24]/[.C4]" office:value-type="float" office:value="68.6914085428231" calcext:value-type="float">
            <text:p>68.69</text:p>
          </table:table-cell>
          <table:table-cell table:style-name="Default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4" table:formula="of:=4096*[.A25]/[.C17]" office:value-type="float" office:value="108.386311465107" calcext:value-type="float">
            <text:p>108.39</text:p>
          </table:table-cell>
          <table:table-cell table:style-name="ce44" table:formula="of:=4096*[.A25]/[.C11]" office:value-type="float" office:value="92.3609427761273" calcext:value-type="float">
            <text:p>92.36</text:p>
          </table:table-cell>
          <table:table-cell table:style-name="ce44" table:formula="of:=4096*[.A25]/[.C5]" office:value-type="float" office:value="91.2026006991606" calcext:value-type="float">
            <text:p>91.20</text:p>
          </table:table-cell>
          <table:table-cell table:style-name="Default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4" table:formula="of:=4096*[.A26]/[.C18]" office:value-type="float" office:value="110.189354325625" calcext:value-type="float">
            <text:p>110.19</text:p>
          </table:table-cell>
          <table:table-cell table:style-name="ce44" table:formula="of:=4096*[.A26]/[.C12]" office:value-type="float" office:value="104.224581581308" calcext:value-type="float">
            <text:p>104.22</text:p>
          </table:table-cell>
          <table:table-cell table:style-name="ce44" table:formula="of:=4096*[.A26]/[.C6]" office:value-type="float" office:value="99.0215098604488" calcext:value-type="float">
            <text:p>99.02</text:p>
          </table:table-cell>
          <table:table-cell table:style-name="Default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44" table:formula="of:=4096*[.A27]/[.C19]" office:value-type="float" office:value="110.930935607381" calcext:value-type="float">
            <text:p>110.93</text:p>
          </table:table-cell>
          <table:table-cell table:style-name="ce44" table:formula="of:=4096*[.A27]/[.C13]" office:value-type="float" office:value="96.6179444066457" calcext:value-type="float">
            <text:p>96.62</text:p>
          </table:table-cell>
          <table:table-cell table:style-name="ce44" table:formula="of:=4096*[.A27]/[.C7]" office:value-type="float" office:value="105.908209437621" calcext:value-type="float">
            <text:p>105.91</text:p>
          </table:table-cell>
          <table:table-cell table:style-name="Default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44" table:formula="of:=4096*[.A28]/[.C20]" office:value-type="float" office:value="111.639950258079" calcext:value-type="float">
            <text:p>111.64</text:p>
          </table:table-cell>
          <table:table-cell table:style-name="ce44" table:formula="of:=4096*[.A28]/[.C14]" office:value-type="float" office:value="86.0317814549106" calcext:value-type="float">
            <text:p>86.03</text:p>
          </table:table-cell>
          <table:table-cell table:style-name="ce44" table:formula="of:=4096*[.A28]/[.C8]" office:value-type="float" office:value="80.0938599921783" calcext:value-type="float">
            <text:p>80.09</text:p>
          </table:table-cell>
          <table:table-cell table:style-name="Default"/>
        </table:table-row>
      </table:table>
      <table:named-expressions/>
      <table:data-pilot-tables>
        <table:data-pilot-table table:name="DataPilot1" table:application-data="" table:target-range-address="'Pivot Table_out_1'.A1:'Pivot Table_out_1'.E20" table:buttons="'Pivot Table_out_1'.A2 'Pivot Table_out_1'.B2 'Pivot Table_out_1'.C1" table:grand-total="none" table:show-filter-button="false">
          <table:source-cell-range table:cell-range-address="out.A1:out.D5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oogle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41.513" table:display="true" table:show-details="true"/>
                <table:data-pilot-member table:name="42.1866" table:display="true" table:show-details="true"/>
                <table:data-pilot-member table:name="46.7296" table:display="true" table:show-details="true"/>
                <table:data-pilot-member table:name="75.7927" table:display="true" table:show-details="true"/>
                <table:data-pilot-member table:name="77.6817" table:display="true" table:show-details="true"/>
                <table:data-pilot-member table:name="77.9094" table:display="true" table:show-details="true"/>
                <table:data-pilot-member table:name="78.4147" table:display="true" table:show-details="true"/>
                <table:data-pilot-member table:name="81.4266" table:display="true" table:show-details="true"/>
                <table:data-pilot-member table:name="98.5415" table:display="true" table:show-details="true"/>
                <table:data-pilot-member table:name="100.69" table:display="true" table:show-details="true"/>
                <table:data-pilot-member table:name="115.726" table:display="true" table:show-details="true"/>
                <table:data-pilot-member table:name="116.577" table:display="true" table:show-details="true"/>
                <table:data-pilot-member table:name="119.243" table:display="true" table:show-details="true"/>
                <table:data-pilot-member table:name="119.258" table:display="true" table:show-details="true"/>
                <table:data-pilot-member table:name="122.888" table:display="true" table:show-details="true"/>
                <table:data-pilot-member table:name="122.902" table:display="true" table:show-details="true"/>
                <table:data-pilot-member table:name="129.928" table:display="true" table:show-details="true"/>
                <table:data-pilot-member table:name="150.906" table:display="true" table:show-details="true"/>
                <table:data-pilot-member table:name="151.163" table:display="true" table:show-details="true"/>
                <table:data-pilot-member table:name="151.776" table:display="true" table:show-details="true"/>
                <table:data-pilot-member table:name="166.873" table:display="true" table:show-details="true"/>
                <table:data-pilot-member table:name="177.391" table:display="true" table:show-details="true"/>
                <table:data-pilot-member table:name="178.292" table:display="true" table:show-details="true"/>
                <table:data-pilot-member table:name="179.644" table:display="true" table:show-details="true"/>
                <table:data-pilot-member table:name="184.17" table:display="true" table:show-details="true"/>
                <table:data-pilot-member table:name="184.989" table:display="true" table:show-details="true"/>
                <table:data-pilot-member table:name="297.349" table:display="true" table:show-details="true"/>
                <table:data-pilot-member table:name="297.379" table:display="true" table:show-details="true"/>
                <table:data-pilot-member table:name="298.009" table:display="true" table:show-details="true"/>
                <table:data-pilot-member table:name="306.762" table:display="true" table:show-details="true"/>
                <table:data-pilot-member table:name="314.398" table:display="true" table:show-details="true"/>
                <table:data-pilot-member table:name="328.201" table:display="true" table:show-details="true"/>
                <table:data-pilot-member table:name="330.918" table:display="true" table:show-details="true"/>
                <table:data-pilot-member table:name="338.616" table:display="true" table:show-details="true"/>
                <table:data-pilot-member table:name="361.452" table:display="true" table:show-details="true"/>
                <table:data-pilot-member table:name="433.334" table:display="true" table:show-details="true"/>
                <table:data-pilot-member table:name="590.27" table:display="true" table:show-details="true"/>
                <table:data-pilot-member table:name="590.782" table:display="true" table:show-details="true"/>
                <table:data-pilot-member table:name="591.015" table:display="true" table:show-details="true"/>
                <table:data-pilot-member table:name="615.395" table:display="true" table:show-details="true"/>
                <table:data-pilot-member table:name="741.206" table:display="true" table:show-details="true"/>
                <table:data-pilot-member table:name="1018.55" table:display="true" table:show-details="true"/>
                <table:data-pilot-member table:name="1173.47" table:display="true" table:show-details="true"/>
                <table:data-pilot-member table:name="1174.06" table:display="true" table:show-details="true"/>
                <table:data-pilot-member table:name="1174.1" table:display="true" table:show-details="true"/>
                <table:data-pilot-member table:name="1514.16" table:display="true" table:show-details="true"/>
                <table:data-pilot-member table:name="1523.53" table:display="true" table:show-details="true"/>
                <table:data-pilot-member table:name="1539.07" table:display="true" table:show-details="true"/>
                <table:data-pilot-member table:name="1590.69" table:display="true" table:show-details="true"/>
                <table:data-pilot-member table:name="1636.48" table:display="true" table:show-details="true"/>
                <table:data-pilot-member table:name="1846.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15:36:40.1281110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30T16:06:15.320076912</dc:date>
    <meta:editing-duration>PT22M52S</meta:editing-duration>
    <meta:editing-cycles>3</meta:editing-cycles>
    <meta:generator>LibreOffice/7.2.4.1$MacOSX_X86_64 LibreOffice_project/27d75539669ac387bb498e35313b970b7fe9c4f9</meta:generator>
    <meta:document-statistic meta:table-count="2" meta:cell-count="3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118cm" svg:y="0.185cm" style:legend-expansion="wide" chart:style-name="ch2"/>
        <chart:plot-area chart:style-name="ch3" table:cell-range-address="'Pivot Table_out_1'.A22:'Pivot Table_out_1'.D28" chart:data-source-has-labels="both" svg:x="1.321cm" svg:y="0.948cm" svg:width="14.359cm" svg:height="6.901cm">
          <chart:coordinate-region svg:x="2.471cm" svg:y="1.14cm" svg:width="12.803cm" svg:height="6.077cm"/>
          <chart:axis chart:dimension="x" chart:name="primary-x" chart:style-name="ch4" chartooo:axis-type="auto">
            <chartooo:date-scale/>
            <chart:title svg:x="7.24cm" svg:y="8.029cm" chart:style-name="ch5">
              <text:p>Chunk Size (MB)</text:p>
            </chart:title>
            <chart:categories table:cell-range-address="'Pivot Table_out_1'.A23:'Pivot Table_out_1'.A28"/>
          </chart:axis>
          <chart:axis chart:dimension="y" chart:name="primary-y" chart:style-name="ch6">
            <chart:title svg:x="0.451cm" svg:y="5.804cm" chart:style-name="ch7">
              <text:p>Throughput (MB/s)</text:p>
            </chart:title>
            <chart:grid chart:style-name="ch8" chart:class="major"/>
          </chart:axis>
          <chart:series chart:style-name="ch9" chart:values-cell-range-address="'Pivot Table_out_1'.B23:'Pivot Table_out_1'.B28" chart:label-cell-address="'Pivot Table_out_1'.B22:'Pivot Table_out_1'.B22" chart:class="chart:line">
            <chart:data-point chart:repeated="6"/>
          </chart:series>
          <chart:series chart:style-name="ch10" chart:values-cell-range-address="'Pivot Table_out_1'.C23:'Pivot Table_out_1'.C28" chart:label-cell-address="'Pivot Table_out_1'.C22:'Pivot Table_out_1'.C22" chart:class="chart:line">
            <chart:data-point chart:repeated="6"/>
          </chart:series>
          <chart:series chart:style-name="ch11" chart:values-cell-range-address="'Pivot Table_out_1'.D23:'Pivot Table_out_1'.D28" chart:label-cell-address="'Pivot Table_out_1'.D22:'Pivot Table_out_1'.D2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3 Throughput</text:p>
                <draw:g>
                  <svg:desc>'Pivot Table_out_1'.B22:'Pivot Table_out_1'.B22</svg:desc>
                </draw:g>
              </table:table-cell>
              <table:table-cell office:value-type="string">
                <text:p>Google Throughput</text:p>
                <draw:g>
                  <svg:desc>'Pivot Table_out_1'.C22:'Pivot Table_out_1'.C22</svg:desc>
                </draw:g>
              </table:table-cell>
              <table:table-cell office:value-type="string">
                <text:p>Azure Throughput</text:p>
                <draw:g>
                  <svg:desc>'Pivot Table_out_1'.D22:'Pivot Table_out_1'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out_1'.A23:'Pivot Table_out_1'.A28</svg:desc>
                </draw:g>
              </table:table-cell>
              <table:table-cell office:value-type="float" office:value="97.0924416757928">
                <text:p>97.0924416757928</text:p>
                <draw:g>
                  <svg:desc>'Pivot Table_out_1'.B23:'Pivot Table_out_1'.B28</svg:desc>
                </draw:g>
              </table:table-cell>
              <table:table-cell office:value-type="float" office:value="40.6793127420797">
                <text:p>40.6793127420797</text:p>
                <draw:g>
                  <svg:desc>'Pivot Table_out_1'.C23:'Pivot Table_out_1'.C28</svg:desc>
                </draw:g>
              </table:table-cell>
              <table:table-cell office:value-type="float" office:value="50.3029722473983">
                <text:p>50.3029722473983</text:p>
                <draw:g>
                  <svg:desc>'Pivot Table_out_1'.D23:'Pivot Table_out_1'.D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5.147774209531">
                <text:p>105.147774209531</text:p>
              </table:table-cell>
              <table:table-cell office:value-type="float" office:value="70.2711512562512">
                <text:p>70.2711512562512</text:p>
              </table:table-cell>
              <table:table-cell office:value-type="float" office:value="68.6914085428231">
                <text:p>68.6914085428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.386311465107">
                <text:p>108.386311465107</text:p>
              </table:table-cell>
              <table:table-cell office:value-type="float" office:value="92.3609427761273">
                <text:p>92.3609427761273</text:p>
              </table:table-cell>
              <table:table-cell office:value-type="float" office:value="91.2026006991606">
                <text:p>91.20260069916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189354325625">
                <text:p>110.189354325625</text:p>
              </table:table-cell>
              <table:table-cell office:value-type="float" office:value="104.224581581308">
                <text:p>104.224581581308</text:p>
              </table:table-cell>
              <table:table-cell office:value-type="float" office:value="99.0215098604488">
                <text:p>99.0215098604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0.930935607381">
                <text:p>110.930935607381</text:p>
              </table:table-cell>
              <table:table-cell office:value-type="float" office:value="96.6179444066457">
                <text:p>96.6179444066457</text:p>
              </table:table-cell>
              <table:table-cell office:value-type="float" office:value="105.908209437621">
                <text:p>105.9082094376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1.639950258079">
                <text:p>111.639950258079</text:p>
              </table:table-cell>
              <table:table-cell office:value-type="float" office:value="86.0317814549106">
                <text:p>86.0317814549106</text:p>
              </table:table-cell>
              <table:table-cell office:value-type="float" office:value="80.0938599921783">
                <text:p>80.0938599921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